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Lucida Console" svg:font-family="'Lucida Console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  <style:text-properties fo:color="#000000" style:font-name="Lucida Console" fo:font-size="15pt" fo:font-weight="normal" style:font-name-asian="Lucida Console" style:font-size-asian="15pt" style:font-weight-asian="normal" style:font-name-complex="Lucida Console" style:font-size-complex="15pt" style:font-weight-complex="normal"/>
    </style:style>
    <style:style style:name="P4" style:family="paragraph" style:parent-style-name="Standard">
      <style:paragraph-properties fo:text-align="start" style:justify-single-word="false"/>
      <style:text-properties fo:color="#000000" fo:font-size="15pt" fo:font-weight="normal" style:font-size-asian="15pt" style:font-weight-asian="normal" style:font-size-complex="15pt" style:font-weight-complex="normal"/>
    </style:style>
    <style:style style:name="P5" style:family="paragraph" style:parent-style-name="Standard">
      <style:paragraph-properties fo:text-align="start" style:justify-single-word="false"/>
      <style:text-properties fo:color="#000000" fo:font-size="12pt" fo:font-weight="normal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7" style:family="paragraph" style:parent-style-name="Standard" style:list-style-name="L1">
      <style:paragraph-properties fo:text-align="start" style:justify-single-word="false"/>
      <style:text-properties fo:font-weight="normal" style:font-weight-asian="normal" style:font-weight-complex="normal"/>
    </style:style>
    <style:style style:name="P8" style:family="paragraph" style:parent-style-name="Standard" style:list-style-name="L2">
      <style:paragraph-properties fo:text-align="start" style:justify-single-word="false"/>
      <style:text-properties fo:font-weight="normal" style:font-weight-asian="normal" style:font-weight-complex="normal"/>
    </style:style>
    <style:style style:name="P9" style:family="paragraph" style:parent-style-name="Standard" style:list-style-name="L3">
      <style:paragraph-properties fo:text-align="start" style:justify-single-word="false"/>
      <style:text-properties fo:font-weight="normal" style:font-weight-asian="normal" style:font-weight-complex="normal"/>
    </style:style>
    <style:style style:name="P10" style:family="paragraph" style:parent-style-name="Standard" style:list-style-name="L4">
      <style:paragraph-properties fo:text-align="start" style:justify-single-word="false"/>
      <style:text-properties fo:font-weight="normal" style:font-weight-asian="normal" style:font-weight-complex="normal"/>
    </style:style>
    <style:style style:name="P11" style:family="paragraph" style:parent-style-name="Standard" style:list-style-name="L5">
      <style:paragraph-properties fo:text-align="start" style:justify-single-word="false"/>
      <style:text-properties fo:font-weight="normal" style:font-weight-asian="normal" style:font-weight-complex="normal"/>
    </style:style>
    <style:style style:name="P12" style:family="paragraph" style:parent-style-name="Standard" style:list-style-name="L6">
      <style:paragraph-properties fo:text-align="start" style:justify-single-word="false"/>
      <style:text-properties fo:font-weight="normal" style:font-weight-asian="normal" style:font-weight-complex="normal"/>
    </style:style>
    <style:style style:name="P13" style:family="paragraph" style:parent-style-name="Standard" style:list-style-name="L3">
      <style:paragraph-properties fo:text-align="start" style:justify-single-word="false"/>
      <style:text-properties fo:color="#ff3333" fo:font-weight="normal" style:font-weight-asian="normal" style:font-weight-complex="normal"/>
    </style:style>
    <style:style style:name="P14" style:family="paragraph" style:parent-style-name="Standard" style:list-style-name="L4">
      <style:paragraph-properties fo:text-align="start" style:justify-single-word="false"/>
      <style:text-properties fo:color="#ff3333" fo:font-weight="normal" style:font-weight-asian="normal" style:font-weight-complex="normal"/>
    </style:style>
    <style:style style:name="P15" style:family="paragraph" style:parent-style-name="Standard" style:list-style-name="L5">
      <style:paragraph-properties fo:text-align="start" style:justify-single-word="false"/>
      <style:text-properties fo:color="#ff3333" fo:font-weight="normal" style:font-weight-asian="normal" style:font-weight-complex="normal"/>
    </style:style>
    <style:style style:name="P16" style:family="paragraph" style:parent-style-name="Standard" style:list-style-name="L6">
      <style:paragraph-properties fo:text-align="start" style:justify-single-word="false"/>
      <style:text-properties fo:color="#ff3333" fo:font-weight="normal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color="#ff3333" fo:font-weight="bold" style:font-weight-asian="bold" style:font-weight-complex="bold"/>
    </style:style>
    <style:style style:name="P18" style:family="paragraph" style:parent-style-name="Standard">
      <style:paragraph-properties fo:text-align="start" style:justify-single-word="false"/>
      <style:text-properties fo:color="#000000" fo:font-size="12pt" fo:font-weight="normal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fo:color="#000000" fo:font-weight="normal" style:font-weight-asian="normal" style:font-weight-complex="normal"/>
    </style:style>
    <style:style style:name="P20" style:family="paragraph" style:parent-style-name="Standard">
      <style:paragraph-properties fo:text-align="start" style:justify-single-word="false"/>
    </style:style>
    <style:style style:name="P21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22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color="#ff3333"/>
    </style:style>
    <style:style style:name="T3" style:family="text">
      <style:text-properties fo:color="#ff3333" fo:font-weight="normal" style:font-weight-asian="normal" style:font-weight-complex="normal"/>
    </style:style>
    <style:style style:name="T4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Email Jeffe : jacquelotjeff@gmail.com</text:p>
      <text:p text:style-name="P2"/>
      <text:p text:style-name="P2">Formation Angular</text:p>
      <text:p text:style-name="P17">But de l'intervention :</text:p>
      <text:p text:style-name="P1"/>
      <text:list xml:id="list170226003691254379" text:style-name="L1">
        <text:list-item>
          <text:p text:style-name="P7">Être capable de développer un site sur Angular en faisant appel à une API</text:p>
        </text:list-item>
        <text:list-item>
          <text:p text:style-name="P7">Comprendre que JavaScript, c'est l'avenir</text:p>
        </text:list-item>
      </text:list>
      <text:p text:style-name="P1"/>
      <text:p text:style-name="P17">C'est quoi Angular : </text:p>
      <text:p text:style-name="P1"/>
      <text:list xml:id="list8305379831607006127" text:style-name="L2">
        <text:list-item>
          <text:p text:style-name="P8">Framework Javascript</text:p>
        </text:list-item>
        <text:list-item>
          <text:p text:style-name="P8">Crée et maintenu par Google</text:p>
        </text:list-item>
        <text:list-item>
          <text:p text:style-name="P8">Permet de faire de belles applis très rapidement</text:p>
        </text:list-item>
        <text:list-item>
          <text:p text:style-name="P8">Apprentissage « facile »</text:p>
          <text:p text:style-name="P8"/>
        </text:list-item>
      </text:list>
      <text:p text:style-name="P17">Principaux concurrents : </text:p>
      <text:p text:style-name="P1"/>
      <text:list xml:id="list2590950786207641591" text:style-name="L3">
        <text:list-item>
          <text:p text:style-name="P13">VuesJS</text:p>
        </text:list-item>
        <text:list-item>
          <text:p text:style-name="P9">Facile à mettre en place</text:p>
        </text:list-item>
        <text:list-item>
          <text:p text:style-name="P9">Performant</text:p>
        </text:list-item>
        <text:list-item>
          <text:p text:style-name="P9">Se concentre uniquement sur la partie « vue » de l'utilisateur : donc léger et s'intègre facilement avec d'autres libraires/framework : Symfony par exemple.</text:p>
        </text:list-item>
        <text:list-item>
          <text:p text:style-name="P9">Créé par un 'génie' Evan You, qui travaillait sur MeteorJS et pour Google</text:p>
          <text:p text:style-name="P9"/>
        </text:list-item>
      </text:list>
      <text:p text:style-name="P1"/>
      <text:list xml:id="list4342133030593767921" text:style-name="L4">
        <text:list-item>
          <text:p text:style-name="P14">Ember</text:p>
        </text:list-item>
        <text:list-item>
          <text:p text:style-name="P10">Apprentisage 'compliqué' mais robuste</text:p>
        </text:list-item>
        <text:list-item>
          <text:p text:style-name="P10">Nécessite la libraire jQuery</text:p>
        </text:list-item>
        <text:list-item>
          <text:p text:style-name="P10">Architecture MVC</text:p>
        </text:list-item>
        <text:list-item>
          <text:p text:style-name="P10">kickstarter, netflix, microsoft, heroku, LinkedIn</text:p>
        </text:list-item>
      </text:list>
      <text:p text:style-name="P1"/>
      <text:list xml:id="list5394206234833994943" text:style-name="L5">
        <text:list-item>
          <text:p text:style-name="P15">Backbones.js</text:p>
        </text:list-item>
        <text:list-item>
          <text:p text:style-name="P11">S'intègre très rapidement à une API REST si celle-ci est bien faite</text:p>
        </text:list-item>
        <text:list-item>
          <text:p text:style-name="P11">Problèmes de lenteurs</text:p>
        </text:list-item>
        <text:list-item>
          <text:p text:style-name="P11">Nécessite l'utilisation de la libraire jQuery</text:p>
        </text:list-item>
        <text:list-item>
          <text:p text:style-name="P11">N'a plus d'activités ne pas utiliser</text:p>
        </text:list-item>
      </text:list>
      <text:p text:style-name="P1"/>
      <text:list xml:id="list5658324373791153211" text:style-name="L6">
        <text:list-item>
          <text:p text:style-name="P16">React</text:p>
        </text:list-item>
        <text:list-item>
          <text:p text:style-name="P12">Pas un framework, mais une librairie : très léger et rapide</text:p>
        </text:list-item>
        <text:list-item>
          <text:p text:style-name="P12">Créé et maintenu par Facebook + grande communauté</text:p>
        </text:list-item>
        <text:list-item>
          <text:p text:style-name="P12">JSX</text:p>
        </text:list-item>
        <text:list-item>
          <text:p text:style-name="P12">Courbe d'apprentissage rapide</text:p>
        </text:list-item>
        <text:list-item>
          <text:p text:style-name="P12">React Native (mobile)</text:p>
          <text:p text:style-name="P12"/>
        </text:list-item>
      </text:list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21">Angular : </text:p>
      <text:p text:style-name="P21"><text:span text:style-name="T4"/></text:p>
      <text:p text:style-name="P21"><text:span text:style-name="T4">Approche par 'composants'</text:span></text:p>
      <text:p text:style-name="P21"><text:span text:style-name="T4"/></text:p>
      <text:p text:style-name="P21"><text:span text:style-name="T4">Framework : donc architecture déjà définie + beaucoup de fonctionnalités déjà développées pour vous !</text:span></text:p>
      <text:p text:style-name="P21"><text:span text:style-name="T4"/></text:p>
      <text:p text:style-name="P21"><text:span text:style-name="T4">Utilisation de TypeScript : langage créé par Microsoft, maintenu par Microsoft, il étend les fonctionnalités de JavaScript</text:span></text:p>
      <text:p text:style-name="P20"><text:span text:style-name="T4"/></text:p>
      <text:p text:style-name="P20"><text:span text:style-name="T4">Les composants sont des éléments, soit unique ou réutilisable</text:span></text:p>
      <text:p text:style-name="P20"><text:span text:style-name="T4"/></text:p>
      <text:p text:style-name="P20"><text:span text:style-name="T4">Ne pas utiliser les variables avec la déclaration </text:span><text:span text:style-name="T3">VAR</text:span></text:p>
      <text:p text:style-name="P20"><text:span text:style-name="T4"/></text:p>
      <text:p text:style-name="P20"><text:span text:style-name="T4">Privilégier </text:span><text:span text:style-name="T3">LET</text:span><text:span text:style-name="T4"> et </text:span><text:span text:style-name="T3">CONST</text:span></text:p>
      <text:p text:style-name="P20"><text:span text:style-name="T4"/></text:p>
      <text:p text:style-name="P20"><text:span text:style-name="T3">VAR</text:span><text:span text:style-name="T4"> visible dans tout le document</text:span></text:p>
      <text:p text:style-name="P20"><text:span text:style-name="T4"/></text:p>
      <text:p text:style-name="P20"><text:span text:style-name="T3">LET</text:span><text:span text:style-name="T4"> seulement dans un bloc style fonction </text:span></text:p>
      <text:p text:style-name="P20"><text:span text:style-name="T3">CONST</text:span><text:span text:style-name="T4"> une constante qui change pas </text:span></text:p>
      <text:p text:style-name="P1"/>
      <text:p text:style-name="P1">Il faut typer les variables</text:p>
      <text:p text:style-name="P1"/>
      <text:p text:style-name="P1">Exemple (<text:span text:style-name="T2">TypeScript</text:span>):</text:p>
      <text:p text:style-name="P1"/>
      <text:p text:style-name="P1">class HomeFactory{</text:p>
      <text:p text:style-name="P1"/>
      <text:p text:style-name="P1"><text:s/><text:tab/><text:span text:style-name="T2">private</text:span> <text:span text:style-name="T2">home</text:span> (variable) : <text:span text:style-name="T2">Home</text:span> (type) ;</text:p>
      <text:p text:style-name="P1"><text:tab/><text:span text:style-name="T2">private</text:span> <text:span text:style-name="T2">owner </text:span>: <text:span text:style-name="T2">Person</text:span> (se remplira seul grâce au constructeur)</text:p>
      <text:p text:style-name="P1"/>
      <text:p text:style-name="P1"><text:tab/>constructor(<text:span text:style-name="T2">private</text:span> <text:span text:style-name="T2">owner</text:span>(variable) : <text:span text:style-name="T2">Person</text:span>(type)){</text:p>
      <text:p text:style-name="P1"><text:tab/></text:p>
      <text:p text:style-name="P1"><text:tab/>}</text:p>
      <text:p text:style-name="P1">}</text:p>
      <text:p text:style-name="P1"/>
      <text:p text:style-name="P1">En <text:span text:style-name="T2">PHP </text:span>:</text:p>
      <text:p text:style-name="P1"/>
      <text:p text:style-name="P19">class HomeFactory{</text:p>
      <text:p text:style-name="P19"/>
      <text:p text:style-name="P19"><text:tab/>private $home ;</text:p>
      <text:p text:style-name="P19"><text:tab/>private $owner ;</text:p>
      <text:p text:style-name="P19"><text:tab/></text:p>
      <text:p text:style-name="P19"><text:tab/>public function __construct(Person $owner){</text:p>
      <text:p text:style-name="P19"/>
      <text:p text:style-name="P19"><text:tab/><text:tab/>$this-&gt;owner = $owner ;</text:p>
      <text:p text:style-name="P19"/>
      <text:p text:style-name="P19"><text:tab/>}</text:p>
      <text:p text:style-name="P19">}</text:p>
      <text:p text:style-name="P1"/>
      <text:p text:style-name="P1"><text:soft-page-break/>Cela permet de clarifier le code, de savoir qui est quoi et réduit les erreurs</text:p>
      <text:p text:style-name="P1"/>
      <text:p text:style-name="P1"/>
      <text:p text:style-name="P1">Les comparaisons :</text:p>
      <text:p text:style-name="P1"/>
      <text:p text:style-name="P1">utiliser les === pour comparer des valeurs</text:p>
      <text:p text:style-name="P1"/>
      <text:p text:style-name="P1">Style 1 == '1' c'est vrai alors que c'est un string le '1'</text:p>
      <text:p text:style-name="P1"/>
      <text:p text:style-name="P1">1 === '1' c'est faux car le string n'est pas un int</text:p>
      <text:p text:style-name="P1"/>
      <text:p text:style-name="P1"/>
      <text:p text:style-name="P1"/>
      <text:p text:style-name="P1"/>
      <text:p text:style-name="P1"/>
      <text:p text:style-name="P1"/>
      <text:list xml:id="list37320077" text:continue-list="list4342133030593767921" text:style-name="L4">
        <text:list-header>
          <text:p text:style-name="P10"/>
        </text:list-header>
      </text:list>
      <text:p text:style-name="P1">Heroku site gratuit pour héberger ses applications</text:p>
      <text:p text:style-name="P1"/>
      <text:p text:style-name="P3">~ <text:span text:style-name="T1">: Tilde</text:span></text:p>
      <text:p text:style-name="P4"/>
      <text:p text:style-name="P5">Dans une invite de commande cd tilde = dossier de l'utilisateur</text:p>
      <text:p text:style-name="P5"/>
      <text:p text:style-name="P5">cd / = racine de l'ordinateur</text:p>
      <text:p text:style-name="P5"/>
      <text:p text:style-name="P5"><text:span text:style-name="T2">git remote -v</text:span> permet de connaître l'alias du serveur git</text:p>
      <text:p text:style-name="P5"/>
      <text:p text:style-name="P5">Kuberntes = Gère des serveurs et les lies entre eux</text:p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Lucida Console" svg:font-family="'Lucida Console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10-16T08:57:35.29</meta:creation-date>
    <meta:generator>OpenOffice/4.1.5$Win32 OpenOffice.org_project/415m1$Build-9789</meta:generator>
    <dc:date>2018-10-16T17:12:32.58</dc:date>
    <meta:editing-duration>PT7H3M6S</meta:editing-duration>
    <meta:editing-cycles>6</meta:editing-cycles>
    <meta:document-statistic meta:table-count="0" meta:image-count="0" meta:object-count="0" meta:page-count="3" meta:paragraph-count="71" meta:word-count="425" meta:character-count="2505"/>
  </office:meta>
</office:document-meta>
</file>